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153" officeooo:paragraph-rsid="001f5153"/>
    </style:style>
    <style:style style:name="P2" style:family="paragraph" style:parent-style-name="Standard">
      <style:text-properties officeooo:rsid="0025b464" officeooo:paragraph-rsid="0025b464"/>
    </style:style>
    <style:style style:name="P3" style:family="paragraph" style:parent-style-name="Standard">
      <style:text-properties officeooo:rsid="0025c5fa" officeooo:paragraph-rsid="0025c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tail =Loki=Grafna</text:p>
      <text:p text:style-name="P1"/>
      <text:p text:style-name="P1"/>
      <text:p text:style-name="P1"/>
      <text:p text:style-name="P2">Syslog = Firewall , network devices etc</text:p>
      <text:p text:style-name="P2"/>
      <text:p text:style-name="P2">loki = Server and containers log</text:p>
      <text:p text:style-name="P2"/>
      <text:p text:style-name="P2">we need to install grafna-loki driver in the docker</text:p>
      <text:p text:style-name="P2"/>
      <text:p text:style-name="P2"/>
      <text:p text:style-name="P3">loki stack</text:p>
      <text:p text:style-name="P3"/>
      <text:p text:style-name="P3">helm chart for loki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0T19:10:09.799000000</meta:creation-date>
    <dc:date>2022-08-30T19:38:02.989000000</dc:date>
    <meta:editing-duration>PT27M52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6" meta:word-count="30" meta:character-count="172" meta:non-whitespace-character-count="148"/>
  </office:meta>
</office:document-meta>
</file>